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y</mi>
                <mn>1</mn>
              </msub>
              <mo stretchy="false">≠</mo>
              <msub>
                <mi>y</mi>
                <mn>2,</mn>
              </msub>
            </mrow>
            <mrow>
              <mi>L</mi>
              <mo stretchy="false">=</mo>
              <mi mathvariant="italic">max</mi>
            </mrow>
            <mrow>
              <mo fence="true" stretchy="false">(</mo>
              <mrow>
                <mrow>
                  <mn>0,</mn>
                  <mrow>
                    <msubsup>
                      <mi mathvariant="normal">α</mi>
                      <mn>2</mn>
                      <mi mathvariant="italic">old</mi>
                    </msubsup>
                    <mo stretchy="false">−</mo>
                    <msubsup>
                      <mi mathvariant="normal">α</mi>
                      <mn>1</mn>
                      <mi mathvariant="italic">old</mi>
                    </msubsup>
                  </mrow>
                </mrow>
              </mrow>
              <mo fence="true" stretchy="false">)</mo>
            </mrow>
            <mi>,</mi>
            <mrow>
              <mi>H</mi>
              <mo stretchy="false">=</mo>
              <mi mathvariant="italic">min</mi>
            </mrow>
            <mrow>
              <mo fence="true" stretchy="false">(</mo>
              <mrow>
                <mrow>
                  <mi>C</mi>
                  <mi>,</mi>
                  <mrow>
                    <mi>C</mi>
                    <mo stretchy="false">+</mo>
                    <msubsup>
                      <mi mathvariant="normal">α</mi>
                      <mn>2</mn>
                      <mi mathvariant="italic">old</mi>
                    </msubsup>
                    <mo stretchy="false">−</mo>
                    <msubsup>
                      <mi mathvariant="normal">α</mi>
                      <mn>1</mn>
                      <mi mathvariant="italic">old</mi>
                    </msubsup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y</mi>
                <mn>1</mn>
              </msub>
              <mo stretchy="false">=</mo>
              <mi>y</mi>
            </mrow>
            <mn>2,</mn>
            <mrow>
              <mi>L</mi>
              <mo stretchy="false">=</mo>
              <mi mathvariant="italic">max</mi>
            </mrow>
            <mrow>
              <mo fence="true" stretchy="false">(</mo>
              <mrow>
                <mrow>
                  <mn>0,</mn>
                  <mrow>
                    <msubsup>
                      <mi mathvariant="normal">α</mi>
                      <mn>2</mn>
                      <mi mathvariant="italic">old</mi>
                    </msubsup>
                    <mo stretchy="false">+</mo>
                    <msubsup>
                      <mi mathvariant="normal">α</mi>
                      <mn>1</mn>
                      <mi mathvariant="italic">old</mi>
                    </msubsup>
                    <mo stretchy="false">−</mo>
                    <mi>C</mi>
                  </mrow>
                </mrow>
              </mrow>
              <mo fence="true" stretchy="false">)</mo>
            </mrow>
            <mi>,</mi>
            <mrow>
              <mi>H</mi>
              <mo stretchy="false">=</mo>
              <mi mathvariant="italic">min</mi>
            </mrow>
            <mrow>
              <mo fence="true" stretchy="false">(</mo>
              <mrow>
                <mrow>
                  <mi>C</mi>
                  <mi>,</mi>
                  <mrow>
                    <msubsup>
                      <mi mathvariant="normal">α</mi>
                      <mn>2</mn>
                      <mi mathvariant="italic">old</mi>
                    </msubsup>
                    <mo stretchy="false">+</mo>
                    <msubsup>
                      <mi mathvariant="normal">α</mi>
                      <mn>1</mn>
                      <mi mathvariant="italic">old</mi>
                    </msubsup>
                  </mrow>
                </mrow>
              </mrow>
              <mo fence="true" stretchy="false">)</mo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 mathvariant="normal">α</mi>
                    <mi>i</mi>
                  </msub>
                </mrow>
                <mo stretchy="false">⋅</mo>
                <msub>
                  <mi>y</mi>
                  <mi>i</mi>
                </msub>
                <mo stretchy="false">⋅</mo>
                <mi>K</mi>
              </mrow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+</mo>
              <mi>b</mi>
            </mrow>
            <mi>,</mi>
            <mrow>
              <mi mathvariant="italic">Ei</mi>
              <mo stretchy="false">=</mo>
              <mi>g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td>
      </mtr>
      <mtr>
        <mtd>
          <mrow>
            <mrow>
              <mi mathvariant="normal">η</mi>
              <mo stretchy="false">=</mo>
              <mn>2</mn>
            </mrow>
            <mrow>
              <msub>
                <mi>K</mi>
                <mn>12</mn>
              </msub>
              <mo stretchy="false">−</mo>
              <msub>
                <mi>K</mi>
                <mn>11</mn>
              </msub>
              <mo stretchy="false">−</mo>
              <msub>
                <mi>K</mi>
                <mn>22</mn>
              </msub>
            </mrow>
          </mrow>
        </mtd>
      </mtr>
      <mtr>
        <mtd>
          <mrow>
            <msubsup>
              <mi mathvariant="normal">α</mi>
              <mn>2</mn>
              <mi mathvariant="italic">new</mi>
            </msubsup>
            <mo stretchy="false">=</mo>
            <mrow>
              <msubsup>
                <mi mathvariant="normal">α</mi>
                <mn>2</mn>
                <mi mathvariant="italic">old</mi>
              </msubsup>
              <mo stretchy="false">−</mo>
              <mfrac bevelled="true">
                <mrow>
                  <msub>
                    <mi>y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E</mi>
                          <mn>1</mn>
                        </msub>
                        <mo stretchy="false">−</mo>
                        <msub>
                          <mi>E</mi>
                          <mn>2</mn>
                        </msub>
                      </mrow>
                    </mrow>
                    <mo fence="true" stretchy="false">)</mo>
                  </mrow>
                </mrow>
                <mi mathvariant="normal">η</mi>
              </mfrac>
            </mrow>
          </mrow>
        </mtd>
      </mtr>
      <mtr>
        <mtd>
          <mrow>
            <mrow>
              <msubsup>
                <mi mathvariant="normal">α</mi>
                <mn>1</mn>
                <mi mathvariant="italic">new</mi>
              </msubsup>
              <mo stretchy="false">=</mo>
              <mrow>
                <msubsup>
                  <mi mathvariant="normal">α</mi>
                  <mn>1</mn>
                  <mi mathvariant="italic">old</mi>
                </msubsup>
                <mo stretchy="false">+</mo>
                <mrow>
                  <msub>
                    <mi>y</mi>
                    <mn>1</mn>
                  </msub>
                  <mo stretchy="false">⋅</mo>
                  <msub>
                    <mi>y</mi>
                    <mn>2</mn>
                  </msub>
                </mrow>
              </mrow>
            </mrow>
            <mrow>
              <mo fence="true" stretchy="false">(</mo>
              <mrow>
                <mrow>
                  <msubsup>
                    <mi mathvariant="normal">α</mi>
                    <mn>2</mn>
                    <mi mathvariant="italic">old</mi>
                  </msubsup>
                  <mo stretchy="false">−</mo>
                  <msubsup>
                    <mi mathvariant="normal">α</mi>
                    <mn>2</mn>
                    <mi mathvariant="italic">new</mi>
                  </msubsup>
                </mrow>
              </mrow>
              <mo fence="true" stretchy="false">)</mo>
            </mrow>
          </mrow>
        </mtd>
      </mtr>
      <mtr>
        <mtd>
          <mrow>
            <msubsup>
              <mi>b</mi>
              <mn>1</mn>
              <mi mathvariant="italic">new</mi>
            </msubsup>
            <mo stretchy="false">=</mo>
            <mrow>
              <msup>
                <mi>b</mi>
                <mi mathvariant="italic">old</mi>
              </msup>
              <mo stretchy="false">−</mo>
              <msub>
                <mi>E</mi>
                <mn>1</mn>
              </msub>
              <mo stretchy="false">−</mo>
              <mrow>
                <msub>
                  <mi>y</mi>
                  <mn>1</mn>
                </msub>
                <mo stretchy="false">⋅</mo>
                <msub>
                  <mi>K</mi>
                  <mn>11</mn>
                </msub>
                <mo stretchy="false">⋅</mo>
                <mrow>
                  <mo fence="true" stretchy="false">(</mo>
                  <mrow>
                    <mrow>
                      <msubsup>
                        <mi mathvariant="normal">α</mi>
                        <mn>1</mn>
                        <mi mathvariant="italic">new</mi>
                      </msubsup>
                      <mo stretchy="false">−</mo>
                      <msubsup>
                        <mi mathvariant="normal">α</mi>
                        <mn>1</mn>
                        <mi mathvariant="italic">old</mi>
                      </msubsup>
                    </mrow>
                  </mrow>
                  <mo fence="true" stretchy="false">)</mo>
                </mrow>
              </mrow>
              <mo stretchy="false">−</mo>
              <mrow>
                <msub>
                  <mi>y</mi>
                  <mn>2</mn>
                </msub>
                <mo stretchy="false">⋅</mo>
                <msub>
                  <mi>K</mi>
                  <mn>21</mn>
                </msub>
                <mo stretchy="false">⋅</mo>
                <mrow>
                  <mo fence="true" stretchy="false">(</mo>
                  <mrow>
                    <mrow>
                      <msubsup>
                        <mi mathvariant="normal">α</mi>
                        <mn>2</mn>
                        <mi mathvariant="italic">new</mi>
                      </msubsup>
                      <mo stretchy="false">−</mo>
                      <msubsup>
                        <mi mathvariant="normal">α</mi>
                        <mn>2</mn>
                        <mi mathvariant="italic">old</mi>
                      </msubsup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subsup>
              <mi>b</mi>
              <mn>2</mn>
              <mi mathvariant="italic">new</mi>
            </msubsup>
            <mo stretchy="false">=</mo>
            <mrow>
              <msup>
                <mi>b</mi>
                <mi mathvariant="italic">old</mi>
              </msup>
              <mo stretchy="false">−</mo>
              <msub>
                <mi>E</mi>
                <mn>1</mn>
              </msub>
              <mo stretchy="false">−</mo>
              <mrow>
                <msub>
                  <mi>y</mi>
                  <mn>1</mn>
                </msub>
                <mo stretchy="false">⋅</mo>
                <msub>
                  <mi>K</mi>
                  <mn>12</mn>
                </msub>
                <mo stretchy="false">⋅</mo>
                <mrow>
                  <mo fence="true" stretchy="false">(</mo>
                  <mrow>
                    <mrow>
                      <msubsup>
                        <mi mathvariant="normal">α</mi>
                        <mn>1</mn>
                        <mi mathvariant="italic">new</mi>
                      </msubsup>
                      <mo stretchy="false">−</mo>
                      <msubsup>
                        <mi mathvariant="normal">α</mi>
                        <mn>1</mn>
                        <mi mathvariant="italic">old</mi>
                      </msubsup>
                    </mrow>
                  </mrow>
                  <mo fence="true" stretchy="false">)</mo>
                </mrow>
              </mrow>
              <mo stretchy="false">−</mo>
              <mrow>
                <msub>
                  <mi>y</mi>
                  <mn>2</mn>
                </msub>
                <mo stretchy="false">⋅</mo>
                <msub>
                  <mi>K</mi>
                  <mn>22</mn>
                </msub>
                <mo stretchy="false">⋅</mo>
                <mrow>
                  <mo fence="true" stretchy="false">(</mo>
                  <mrow>
                    <mrow>
                      <msubsup>
                        <mi mathvariant="normal">α</mi>
                        <mn>2</mn>
                        <mi mathvariant="italic">new</mi>
                      </msubsup>
                      <mo stretchy="false">−</mo>
                      <msubsup>
                        <mi mathvariant="normal">α</mi>
                        <mn>2</mn>
                        <mi mathvariant="italic">old</mi>
                      </msubsup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i mathvariant="italic">if</mi>
            <mrow>
              <mo fence="true" stretchy="false">(</mo>
              <mrow>
                <mrow>
                  <mn>0</mn>
                  <mo stretchy="false">&lt;</mo>
                  <msub>
                    <mi mathvariant="normal">α</mi>
                    <mn>1</mn>
                  </msub>
                  <mo stretchy="false">&lt;</mo>
                  <mi>C</mi>
                </mrow>
              </mrow>
              <mo fence="true" stretchy="false">)</mo>
            </mrow>
            <mi mathvariant="normal">:</mi>
            <mrow>
              <mi>b</mi>
              <mo stretchy="false">=</mo>
              <msubsup>
                <mi>b</mi>
                <mn>1</mn>
                <mi mathvariant="italic">new</mi>
              </msubsup>
            </mrow>
          </mrow>
        </mtd>
      </mtr>
      <mtr>
        <mtd>
          <mrow>
            <mi mathvariant="italic">elif</mi>
            <mrow>
              <mo fence="true" stretchy="false">(</mo>
              <mrow>
                <mrow>
                  <mn>0</mn>
                  <mo stretchy="false">&lt;</mo>
                  <msub>
                    <mi mathvariant="normal">α</mi>
                    <mn>2</mn>
                  </msub>
                  <mo stretchy="false">&lt;</mo>
                  <mi>C</mi>
                </mrow>
              </mrow>
              <mo fence="true" stretchy="false">)</mo>
            </mrow>
            <mi mathvariant="normal">:</mi>
            <mrow>
              <mi>b</mi>
              <mo stretchy="false">=</mo>
              <msubsup>
                <mi>b</mi>
                <mn>2</mn>
                <mi mathvariant="italic">new</mi>
              </msubsup>
            </mrow>
          </mrow>
        </mtd>
      </mtr>
      <mtr>
        <mtd>
          <mrow>
            <mi mathvariant="italic">else</mi>
            <mi mathvariant="normal">:</mi>
            <mrow>
              <mi>b</mi>
              <mo stretchy="false">=</mo>
              <mfrac bevelled="true">
                <mrow>
                  <mo fence="true" stretchy="false">(</mo>
                  <mrow>
                    <mrow>
                      <msubsup>
                        <mi>b</mi>
                        <mn>1</mn>
                        <mi mathvariant="italic">new</mi>
                      </msubsup>
                      <mo stretchy="false">+</mo>
                      <msubsup>
                        <mi>b</mi>
                        <mn>2</mn>
                        <mi mathvariant="italic">new</mi>
                      </msubsup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y_1 &lt;&gt; y_2, L=max( 0, %alpha^old_2 - %alpha^old_1 ), H = min( C, C + %alpha^old_2 - %alpha^old_1 ) 
newline
y_1 = y2, L=max( 0, %alpha^old_2+%alpha^old_1 - C ), H = min( C, %alpha^old_2 + %alpha^old_1 )
newline
g( x ) = sum from i = 1 to N {%alpha_i} cdot {y_i} cdot K(x_i, x) + b, Ei = g( x_i ) - y_i
newline
%eta = 2 K_12 - K_11 - K_22
newline
%alpha^new_2 = %alpha^old_2 - {y_2 cdot (E_1 - E_2)} wideslash {%eta} 
newline
%alpha^new_1 = %alpha^old_1 + y_1 cdot y_2( %alpha^old_2 - %alpha^new_2 )
newline
b^new_1 = b^old - E_1 - y_1 cdot K_11 cdot ( %alpha^new_1 - %alpha^old_1 ) - y_2 cdot K_21 cdot ( %alpha^new_2 - %alpha^old_2 )
newline
b^new_2 = b^old - E_1 - y_1 cdot K_12 cdot ( %alpha^new_1 - %alpha^old_1 ) - y_2 cdot K_22 cdot ( %alpha^new_2 - %alpha^old_2 )
newline
if ( 0 &lt; %alpha_1 &lt; C ): b = b^new_1
newline
elif (0 &lt; %alpha_2 &lt; C): b = b^new_2
newline
else: b = ( b^new_1 + b^new_2 ) wideslash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5:05:07.538013130</meta:creation-date>
    <dc:date>2016-10-22T17:08:37.001878936</dc:date>
    <meta:editing-duration>PT23M57S</meta:editing-duration>
    <meta:editing-cycles>10</meta:editing-cycles>
    <meta:generator>LibreOffice/4.3.3.2$Linux_X86_64 LibreOffice_project/430m0$Build-2</meta:generator>
  </office:meta>
</office:document-meta>
</file>